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683125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d_abiliti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Ability:</text:p>
          </table:table-cell>
          <table:table-cell office:value-type="string" table:style-name="ce1">
            <text:p>Ability Num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bbit Ho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es Withi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rinter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ch of Death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edgling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m Builder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arder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rrower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cundity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ose Tail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se Eater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e King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terborne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illable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rp Quills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fty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 Spawner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rdian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rborne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y Lives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ulsive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rthy Sacrifice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ghty Leap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furcated Strike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furcated Strike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zen Away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nkhole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e Digger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nket Bearer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l Trap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orphous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dal Lock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ni Strike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der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ttle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 Mox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ange Mox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e Mox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 Animator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by Heart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tal Gemnastics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 Dependent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ack Conduit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ll Conduit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ttery Bearer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tonator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iper</text:p>
          </table:table-cell>
          <table:table-cell office:value-type="float" office:value="53" table:style-name="ce1">
            <text:p>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mored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verclocked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b Latch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ttle Latch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ield Latch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ad Byte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stage File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former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try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 Detonator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 Guardian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ssel Printer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apper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list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noying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 Spawn Conduit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ft Bearer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inky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ff When Powered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ft When Powered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furcated When Powered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known blue square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nger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aken Waterborne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ood Guzzler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unter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ding Corpse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arition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 Realist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ad of Edaxio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ms of Edaxio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gs of Edaxio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rso of Edaxio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Brood Parasite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uble Strike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avenger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pager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sel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ood Lust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e of Stone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ical Hatchling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number-rows-repeated="10484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Adrian Burd</meta:initial-creator>
    <dc:creator>Adrian Burd</dc:creator>
    <meta:creation-date>2022-12-20T21:03:23Z</meta:creation-date>
    <dc:date>2022-12-20T21:05:37Z</dc:date>
  </office:meta>
</office:document-meta>
</file>